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24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fo:min-height="0.385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top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3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top" draw:auto-grow-height="false" fo:padding-top="0.137cm" fo:padding-bottom="0.137cm" fo:padding-left="0.262cm" fo:padding-right="0.262cm"/>
    </style:style>
    <style:style style:name="gr4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8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3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5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8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6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top" draw:auto-grow-height="false" fo:padding-top="0.137cm" fo:padding-bottom="0.137cm" fo:padding-left="0.262cm" fo:padding-right="0.262cm"/>
    </style:style>
    <style:style style:name="gr6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5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7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0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8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5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top" draw:auto-grow-height="false" fo:padding-top="0.137cm" fo:padding-bottom="0.137cm" fo:padding-left="0.262cm" fo:padding-right="0.262cm"/>
    </style:style>
    <style:style style:name="gr9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7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8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110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3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14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7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18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1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1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top" draw:auto-grow-height="false" fo:padding-top="0.137cm" fo:padding-bottom="0.137cm" fo:padding-left="0.262cm" fo:padding-right="0.262cm"/>
    </style:style>
    <style:style style:name="gr1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9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30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3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132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3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13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6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37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3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0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41" style:family="graphic" style:parent-style-name="standard" style:list-style-name="L1">
      <style:graphic-properties svg:stroke-width="0.025cm" svg:stroke-color="#000000" draw:marker-start-width="0.229cm" draw:marker-end-width="0.229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4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top" draw:auto-grow-height="false" fo:padding-top="0.137cm" fo:padding-bottom="0.137cm" fo:padding-left="0.262cm" fo:padding-right="0.262cm"/>
    </style:style>
    <style:style style:name="gr14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150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right" draw:textarea-vertical-align="bottom" draw:auto-grow-height="false" fo:padding-top="0.149cm" fo:padding-bottom="0.149cm" fo:padding-left="0.274cm" fo:padding-right="0.274cm"/>
    </style:style>
    <style:style style:name="gr15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.27cm" svg:x="8.128cm" svg:y="4.19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0.635cm" svg:x="15.494cm" svg:y="24.511cm">
          <text:p text:style-name="P2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954cm" svg:height="1.27cm" svg:x="4.523cm" svg:y="25.1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78cm" svg:height="24.765cm" svg:x="17.018cm" svg:y="1.6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0.635cm" svg:x="17.272cm" svg:y="25.781cm">
          <text:p text:style-name="P2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0.635cm" svg:x="4.572cm" svg:y="1.651cm">
          <text:p text:style-name="P2"><text:span text:style-name="T1">FMA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032cm" svg:height="0.635cm" svg:x="0.508cm" svg:y="1.016cm">
          <text:p text:style-name="P3"><text:span text:style-name="T2">FRn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032cm" svg:height="0.635cm" svg:x="2.54cm" svg:y="1.651cm">
          <text:p text:style-name="P3"><text:span text:style-name="T2">+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032cm" svg:height="0.635cm" svg:x="2.54cm" svg:y="2.28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032cm" svg:height="0.635cm" svg:x="2.54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2.032cm" svg:height="0.635cm" svg:x="2.54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032cm" svg:height="0.635cm" svg:x="2.54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2.032cm" svg:height="0.635cm" svg:x="2.54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778cm" svg:height="0.635cm" svg:x="4.572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778cm" svg:height="0.635cm" svg:x="6.35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778cm" svg:height="0.635cm" svg:x="8.128cm" svg:y="1.016cm">
          <text:p text:style-name="P3"><text:span text:style-name="T2">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4" draw:layer="layout" svg:width="1.778cm" svg:height="0.635cm" svg:x="9.90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778cm" svg:height="0.635cm" svg:x="11.684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.778cm" svg:height="0.635cm" svg:x="13.462cm" svg:y="1.01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14.224cm" svg:height="0.635cm" svg:x="4.572cm" svg:y="0.381cm">
          <text:p text:style-name="P3"><text:span text:style-name="T1">FRm</text:span></text:p>
          <draw:enhanced-geometry svg:viewBox="0 0 21600 21600" draw:type="rectangle" draw:enhanced-path="M 0 0 L 21600 0 21600 21600 0 21600 0 0 Z N"/>
        </draw:custom-shape>
        <draw:custom-shape draw:style-name="gr21" draw:text-style-name="P4" draw:layer="layout" svg:width="1.778cm" svg:height="0.635cm" svg:x="15.24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.778cm" svg:height="0.635cm" svg:x="17.018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4.572cm" svg:y1="1.651cm" svg:x2="18.796cm" svg:y2="1.651cm">
          <text:p/>
        </draw:line>
        <draw:line draw:style-name="gr24" draw:text-style-name="P3" draw:layer="layout" svg:x1="4.572cm" svg:y1="26.416cm" svg:x2="18.796cm" svg:y2="26.416cm">
          <text:p/>
        </draw:line>
        <draw:line draw:style-name="gr24" draw:text-style-name="P3" draw:layer="layout" svg:x1="18.796cm" svg:y1="26.416cm" svg:x2="18.796cm" svg:y2="1.651cm">
          <text:p/>
        </draw:line>
        <draw:line draw:style-name="gr24" draw:text-style-name="P3" draw:layer="layout" svg:x1="4.572cm" svg:y1="25.146cm" svg:x2="17.018cm" svg:y2="25.146cm">
          <text:p/>
        </draw:line>
        <draw:line draw:style-name="gr24" draw:text-style-name="P3" draw:layer="layout" svg:x1="17.018cm" svg:y1="25.146cm" svg:x2="17.018cm" svg:y2="1.651cm">
          <text:p/>
        </draw:line>
        <draw:frame draw:style-name="gr25" draw:text-style-name="P6" draw:layer="layout" svg:width="18.288cm" svg:height="1.115cm" svg:x="0.508cm" svg:y="26.797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  <text:p><text:span text:style-name="T3"><text:tab/></text:span><text:span text:style-name="T3">When DN = 0, calculation for denormalized numbers is the same as for normalized numbers.</text:span></text:p>
          </draw:text-box>
        </draw:frame>
        <draw:line draw:style-name="gr24" draw:text-style-name="P3" draw:layer="layout" svg:x1="4.572cm" svg:y1="6.731cm" svg:x2="8.128cm" svg:y2="6.731cm">
          <text:p/>
        </draw:line>
        <draw:line draw:style-name="gr24" draw:text-style-name="P3" draw:layer="layout" svg:x1="8.128cm" svg:y1="6.731cm" svg:x2="8.128cm" svg:y2="5.461cm">
          <text:p/>
        </draw:line>
        <draw:custom-shape draw:style-name="gr26" draw:text-style-name="P4" draw:layer="layout" svg:width="2.032cm" svg:height="0.635cm" svg:x="2.54cm" svg:y="1.016cm">
          <text:p text:style-name="P3"><text:span text:style-name="T2">FR0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032cm" svg:height="3.81cm" svg:x="0.508cm" svg:y="1.651cm">
          <text:p text:style-name="P3"><text:span text:style-name="T2">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4" draw:layer="layout" svg:width="1.778cm" svg:height="0.635cm" svg:x="4.572cm" svg:y="4.19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.778cm" svg:height="0.635cm" svg:x="6.35cm" svg:y="4.82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1.778cm" svg:height="0.635cm" svg:x="4.572cm" svg:y="4.82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draw:layer="layout" svg:width="1.778cm" svg:height="0.635cm" svg:x="6.35cm" svg:y="4.19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" draw:layer="layout" svg:width="3.556cm" svg:height="1.27cm" svg:x="11.684cm" svg:y="2.92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1.778cm" svg:height="0.635cm" svg:x="11.684cm" svg:y="1.65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1.778cm" svg:height="0.635cm" svg:x="13.462cm" svg:y="2.28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1.778cm" svg:height="0.635cm" svg:x="11.684cm" svg:y="2.28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.778cm" svg:height="0.635cm" svg:x="13.462cm" svg:y="1.65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4" draw:layer="layout" svg:width="1.778cm" svg:height="0.635cm" svg:x="11.684cm" svg:y="4.19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1.778cm" svg:height="0.635cm" svg:x="13.462cm" svg:y="4.82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39" draw:text-style-name="P4" draw:layer="layout" svg:width="1.778cm" svg:height="0.635cm" svg:x="11.684cm" svg:y="4.82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4" draw:layer="layout" svg:width="1.778cm" svg:height="0.635cm" svg:x="13.462cm" svg:y="4.19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draw:layer="layout" svg:width="2.032cm" svg:height="3.81cm" svg:x="0.508cm" svg:y="5.461cm">
          <text:p text:style-name="P3"><text:span text:style-name="T2">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" draw:layer="layout" svg:width="2.032cm" svg:height="0.635cm" svg:x="2.54cm" svg:y="5.461cm">
          <text:p text:style-name="P3"><text:span text:style-name="T2">+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5" draw:layer="layout" svg:width="2.032cm" svg:height="0.635cm" svg:x="2.54cm" svg:y="6.09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032cm" svg:height="0.635cm" svg:x="2.54cm" svg:y="6.73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45" draw:text-style-name="P5" draw:layer="layout" svg:width="2.032cm" svg:height="0.635cm" svg:x="2.54cm" svg:y="7.36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46" draw:text-style-name="P5" draw:layer="layout" svg:width="2.032cm" svg:height="0.635cm" svg:x="2.54cm" svg:y="8.00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2.032cm" svg:height="0.635cm" svg:x="2.54cm" svg:y="8.63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778cm" svg:height="0.635cm" svg:x="4.572cm" svg:y="5.461cm">
          <text:p text:style-name="P2"><text:span text:style-name="T1">FMAC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draw:layer="layout" svg:width="1.778cm" svg:height="0.635cm" svg:x="11.684cm" svg:y="5.46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50" draw:text-style-name="P4" draw:layer="layout" svg:width="1.778cm" svg:height="0.635cm" svg:x="13.462cm" svg:y="6.09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51" draw:text-style-name="P4" draw:layer="layout" svg:width="1.778cm" svg:height="0.635cm" svg:x="11.684cm" svg:y="6.09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4" draw:layer="layout" svg:width="1.778cm" svg:height="0.635cm" svg:x="13.462cm" svg:y="5.46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" draw:layer="layout" svg:width="3.556cm" svg:height="1.27cm" svg:x="11.684cm" svg:y="6.73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.778cm" svg:height="0.635cm" svg:x="4.572cm" svg:y="8.00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55" draw:text-style-name="P4" draw:layer="layout" svg:width="1.778cm" svg:height="0.635cm" svg:x="6.35cm" svg:y="8.63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1.778cm" svg:height="0.635cm" svg:x="4.572cm" svg:y="8.63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4" draw:layer="layout" svg:width="1.778cm" svg:height="0.635cm" svg:x="6.35cm" svg:y="8.00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" draw:layer="layout" svg:width="1.778cm" svg:height="0.635cm" svg:x="9.906cm" svg:y="7.366cm">
          <text:p text:style-name="P2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3.556cm" svg:height="1.27cm" svg:x="8.128cm" svg:y="8.00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1.778cm" svg:height="0.635cm" svg:x="11.684cm" svg:y="8.00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1.778cm" svg:height="0.635cm" svg:x="13.462cm" svg:y="8.63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778cm" svg:height="0.635cm" svg:x="11.684cm" svg:y="8.63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" draw:layer="layout" svg:width="1.778cm" svg:height="0.635cm" svg:x="13.462cm" svg:y="8.00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4" draw:layer="layout" svg:width="2.032cm" svg:height="3.81cm" svg:x="0.508cm" svg:y="9.271cm">
          <text:p text:style-name="P3"><text:span text:style-name="T2">-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4" draw:layer="layout" svg:width="2.032cm" svg:height="0.635cm" svg:x="2.54cm" svg:y="9.271cm">
          <text:p text:style-name="P3"><text:span text:style-name="T2">+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2.032cm" svg:height="0.635cm" svg:x="2.54cm" svg:y="9.90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032cm" svg:height="0.635cm" svg:x="2.54cm" svg:y="10.54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2.032cm" svg:height="0.635cm" svg:x="2.54cm" svg:y="11.17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2.032cm" svg:height="0.635cm" svg:x="2.54cm" svg:y="11.81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70" draw:text-style-name="P5" draw:layer="layout" svg:width="2.032cm" svg:height="0.635cm" svg:x="2.54cm" svg:y="12.44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1.778cm" svg:height="0.635cm" svg:x="4.572cm" svg:y="11.81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1.778cm" svg:height="0.635cm" svg:x="6.35cm" svg:y="12.44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1.778cm" svg:height="0.635cm" svg:x="4.572cm" svg:y="12.44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4" draw:layer="layout" svg:width="1.778cm" svg:height="0.635cm" svg:x="6.35cm" svg:y="11.81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draw:layer="layout" svg:width="3.556cm" svg:height="1.27cm" svg:x="8.128cm" svg:y="11.81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76" draw:text-style-name="P4" draw:layer="layout" svg:width="1.778cm" svg:height="0.635cm" svg:x="11.684cm" svg:y="11.81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7" draw:text-style-name="P4" draw:layer="layout" svg:width="1.778cm" svg:height="0.635cm" svg:x="13.462cm" svg:y="12.44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1.778cm" svg:height="0.635cm" svg:x="11.684cm" svg:y="12.44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4" draw:layer="layout" svg:width="1.778cm" svg:height="0.635cm" svg:x="13.462cm" svg:y="11.81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3.556cm" svg:height="1.27cm" svg:x="11.684cm" svg:y="10.54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81" draw:text-style-name="P4" draw:layer="layout" svg:width="1.778cm" svg:height="0.635cm" svg:x="11.684cm" svg:y="9.271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82" draw:text-style-name="P4" draw:layer="layout" svg:width="1.778cm" svg:height="0.635cm" svg:x="13.462cm" svg:y="9.90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778cm" svg:height="0.635cm" svg:x="11.684cm" svg:y="9.90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1.778cm" svg:height="0.635cm" svg:x="13.462cm" svg:y="9.27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" draw:layer="layout" svg:width="1.778cm" svg:height="0.635cm" svg:x="4.572cm" svg:y="9.271cm">
          <text:p text:style-name="P2"><text:span text:style-name="T1">FMAC</text:span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1.778cm" svg:height="0.635cm" svg:x="4.572cm" svg:y="11.17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7" draw:text-style-name="P4" draw:layer="layout" svg:width="1.778cm" svg:height="0.635cm" svg:x="6.35cm" svg:y="10.54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8" draw:text-style-name="P4" draw:layer="layout" svg:width="1.778cm" svg:height="0.635cm" svg:x="8.128cm" svg:y="11.17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1.778cm" svg:height="0.635cm" svg:x="9.906cm" svg:y="10.54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1.778cm" svg:height="0.635cm" svg:x="8.128cm" svg:y="9.90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91" draw:text-style-name="P4" draw:layer="layout" svg:width="1.778cm" svg:height="0.635cm" svg:x="9.906cm" svg:y="9.271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92" draw:text-style-name="P4" draw:layer="layout" svg:width="1.778cm" svg:height="0.635cm" svg:x="8.128cm" svg:y="9.27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1.778cm" svg:height="0.635cm" svg:x="9.906cm" svg:y="9.90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1.778cm" svg:height="0.635cm" svg:x="8.128cm" svg:y="10.54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5" draw:text-style-name="P4" draw:layer="layout" svg:width="1.778cm" svg:height="0.635cm" svg:x="9.906cm" svg:y="11.17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6" draw:text-style-name="P4" draw:layer="layout" svg:width="1.778cm" svg:height="0.635cm" svg:x="6.35cm" svg:y="11.17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7" draw:text-style-name="P4" draw:layer="layout" svg:width="1.778cm" svg:height="0.635cm" svg:x="4.572cm" svg:y="10.54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98" draw:text-style-name="P4" draw:layer="layout" svg:width="2.032cm" svg:height="3.81cm" svg:x="0.508cm" svg:y="13.081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4" draw:layer="layout" svg:width="2.032cm" svg:height="0.635cm" svg:x="2.54cm" svg:y="13.081cm">
          <text:p text:style-name="P3"><text:span text:style-name="T2">+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5" draw:layer="layout" svg:width="2.032cm" svg:height="0.635cm" svg:x="2.54cm" svg:y="13.7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01" draw:text-style-name="P4" draw:layer="layout" svg:width="2.032cm" svg:height="0.635cm" svg:x="2.54cm" svg:y="14.35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02" draw:text-style-name="P5" draw:layer="layout" svg:width="2.032cm" svg:height="0.635cm" svg:x="2.54cm" svg:y="14.98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2.032cm" svg:height="0.635cm" svg:x="2.54cm" svg:y="15.62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04" draw:text-style-name="P5" draw:layer="layout" svg:width="2.032cm" svg:height="0.635cm" svg:x="2.54cm" svg:y="16.25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05" draw:text-style-name="P4" draw:layer="layout" svg:width="1.778cm" svg:height="0.635cm" svg:x="4.572cm" svg:y="15.621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4" draw:layer="layout" svg:width="1.778cm" svg:height="0.635cm" svg:x="6.35cm" svg:y="16.256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4" draw:layer="layout" svg:width="1.778cm" svg:height="0.635cm" svg:x="4.572cm" svg:y="16.256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4" draw:layer="layout" svg:width="1.778cm" svg:height="0.635cm" svg:x="6.35cm" svg:y="15.621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" draw:layer="layout" svg:width="3.556cm" svg:height="1.27cm" svg:x="8.128cm" svg:y="15.62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1.778cm" svg:height="0.635cm" svg:x="9.906cm" svg:y="14.986cm">
          <text:p text:style-name="P2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11" draw:text-style-name="P4" draw:layer="layout" svg:width="1.778cm" svg:height="0.635cm" svg:x="11.684cm" svg:y="15.621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4" draw:layer="layout" svg:width="1.778cm" svg:height="0.635cm" svg:x="13.462cm" svg:y="16.256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" draw:layer="layout" svg:width="1.778cm" svg:height="0.635cm" svg:x="11.684cm" svg:y="16.256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4" draw:layer="layout" svg:width="1.778cm" svg:height="0.635cm" svg:x="13.462cm" svg:y="15.621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" draw:layer="layout" svg:width="1.778cm" svg:height="0.635cm" svg:x="11.684cm" svg:y="13.081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4" draw:layer="layout" svg:width="1.778cm" svg:height="0.635cm" svg:x="13.462cm" svg:y="13.716cm">
          <text:p text:style-name="P3"><text:span text:style-name="T2">+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4" draw:layer="layout" svg:width="1.778cm" svg:height="0.635cm" svg:x="11.684cm" svg:y="13.716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" draw:layer="layout" svg:width="1.778cm" svg:height="0.635cm" svg:x="13.462cm" svg:y="13.081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" draw:layer="layout" svg:width="3.556cm" svg:height="1.27cm" svg:x="11.684cm" svg:y="14.35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120" draw:text-style-name="P4" draw:layer="layout" svg:width="2.032cm" svg:height="3.81cm" svg:x="0.508cm" svg:y="16.89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4" draw:layer="layout" svg:width="2.032cm" svg:height="0.635cm" svg:x="2.54cm" svg:y="16.891cm">
          <text:p text:style-name="P3"><text:span text:style-name="T2">+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5" draw:layer="layout" svg:width="2.032cm" svg:height="0.635cm" svg:x="2.54cm" svg:y="17.52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2.032cm" svg:height="0.635cm" svg:x="2.54cm" svg:y="18.16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24" draw:text-style-name="P5" draw:layer="layout" svg:width="2.032cm" svg:height="0.635cm" svg:x="2.54cm" svg:y="18.79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25" draw:text-style-name="P5" draw:layer="layout" svg:width="2.032cm" svg:height="0.635cm" svg:x="2.54cm" svg:y="19.43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26" draw:text-style-name="P5" draw:layer="layout" svg:width="2.032cm" svg:height="0.635cm" svg:x="2.54cm" svg:y="20.06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27" draw:text-style-name="P4" draw:layer="layout" svg:width="1.778cm" svg:height="0.635cm" svg:x="4.572cm" svg:y="20.06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4" draw:layer="layout" svg:width="1.778cm" svg:height="0.635cm" svg:x="6.35cm" svg:y="19.43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4" draw:layer="layout" svg:width="1.778cm" svg:height="0.635cm" svg:x="6.35cm" svg:y="20.066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4" draw:layer="layout" svg:width="1.778cm" svg:height="0.635cm" svg:x="4.572cm" svg:y="19.431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" draw:layer="layout" svg:width="3.556cm" svg:height="1.27cm" svg:x="8.128cm" svg:y="19.43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132" draw:text-style-name="P1" draw:layer="layout" svg:width="1.778cm" svg:height="0.635cm" svg:x="9.906cm" svg:y="18.796cm">
          <text:p text:style-name="P2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33" draw:text-style-name="P1" draw:layer="layout" svg:width="3.556cm" svg:height="1.27cm" svg:x="11.684cm" svg:y="18.16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134" draw:text-style-name="P4" draw:layer="layout" svg:width="1.778cm" svg:height="0.635cm" svg:x="11.684cm" svg:y="20.06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4" draw:layer="layout" svg:width="1.778cm" svg:height="0.635cm" svg:x="13.462cm" svg:y="19.43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4" draw:layer="layout" svg:width="1.778cm" svg:height="0.635cm" svg:x="13.462cm" svg:y="20.066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4" draw:layer="layout" svg:width="1.778cm" svg:height="0.635cm" svg:x="11.684cm" svg:y="19.431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4.572cm" svg:y1="1.651cm" svg:x2="4.572cm" svg:y2="26.416cm">
          <text:p/>
        </draw:line>
        <draw:custom-shape draw:style-name="gr138" draw:text-style-name="P4" draw:layer="layout" svg:width="1.778cm" svg:height="0.635cm" svg:x="11.684cm" svg:y="17.526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4" draw:layer="layout" svg:width="1.778cm" svg:height="0.635cm" svg:x="13.462cm" svg:y="16.891cm">
          <text:p text:style-name="P3"><text:span text:style-name="T2">-in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4" draw:layer="layout" svg:width="1.778cm" svg:height="0.635cm" svg:x="13.462cm" svg:y="17.526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4" draw:layer="layout" svg:width="1.778cm" svg:height="0.635cm" svg:x="11.684cm" svg:y="16.891cm">
          <text:p text:style-name="P3"><text:span text:style-name="T2">in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4" draw:layer="layout" svg:width="2.032cm" svg:height="3.81cm" svg:x="0.508cm" svg:y="20.701cm">
          <text:p text:style-name="P3"><text:span text:style-name="T2">qN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4" draw:layer="layout" svg:width="2.032cm" svg:height="0.635cm" svg:x="2.54cm" svg:y="20.701cm">
          <text:p text:style-name="P3"><text:span text:style-name="T2">+N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5" draw:layer="layout" svg:width="2.032cm" svg:height="0.635cm" svg:x="2.54cm" svg:y="21.33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45" draw:text-style-name="P4" draw:layer="layout" svg:width="2.032cm" svg:height="0.635cm" svg:x="2.54cm" svg:y="21.97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46" draw:text-style-name="P5" draw:layer="layout" svg:width="2.032cm" svg:height="0.635cm" svg:x="2.54cm" svg:y="22.60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47" draw:text-style-name="P5" draw:layer="layout" svg:width="2.032cm" svg:height="0.635cm" svg:x="2.54cm" svg:y="23.24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48" draw:text-style-name="P5" draw:layer="layout" svg:width="2.032cm" svg:height="0.635cm" svg:x="2.54cm" svg:y="23.87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149" draw:text-style-name="P1" draw:layer="layout" svg:width="3.556cm" svg:height="1.27cm" svg:x="11.811cm" svg:y="21.97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150" draw:text-style-name="P1" draw:layer="layout" svg:width="3.556cm" svg:height="1.27cm" svg:x="8.255cm" svg:y="23.241cm">
          <text:p text:style-name="P1">invalid</text:p>
          <draw:enhanced-geometry svg:viewBox="0 0 21600 21600" draw:type="rectangle" draw:enhanced-path="M 0 0 L 21600 0 21600 21600 0 21600 0 0 Z N"/>
        </draw:custom-shape>
        <draw:custom-shape draw:style-name="gr151" draw:text-style-name="P5" draw:layer="layout" svg:width="2.032cm" svg:height="0.635cm" svg:x="0.508cm" svg:y="24.511cm">
          <text:p text:style-name="P3"><text:span text:style-name="T1">! sNaN</text:span></text:p>
          <draw:enhanced-geometry svg:viewBox="0 0 21600 21600" draw:type="rectangle" draw:enhanced-path="M 0 0 L 21600 0 21600 21600 0 21600 0 0 Z N"/>
        </draw:custom-shape>
        <draw:custom-shape draw:style-name="gr152" draw:text-style-name="P5" draw:layer="layout" svg:width="2.032cm" svg:height="0.635cm" svg:x="2.54cm" svg:y="24.51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153" draw:text-style-name="P5" draw:layer="layout" svg:width="2.032cm" svg:height="0.635cm" svg:x="0.508cm" svg:y="25.146cm">
          <text:p text:style-name="P3"><text:span text:style-name="T1">All types</text:span></text:p>
          <draw:enhanced-geometry svg:viewBox="0 0 21600 21600" draw:type="rectangle" draw:enhanced-path="M 0 0 L 21600 0 21600 21600 0 21600 0 0 Z N"/>
        </draw:custom-shape>
        <draw:custom-shape draw:style-name="gr154" draw:text-style-name="P5" draw:layer="layout" svg:width="2.032cm" svg:height="0.635cm" svg:x="2.54cm" svg:y="25.146cm">
          <text:p text:style-name="P3"><text:span text:style-name="T1">sNaN</text:span></text:p>
          <draw:enhanced-geometry svg:viewBox="0 0 21600 21600" draw:type="rectangle" draw:enhanced-path="M 0 0 L 21600 0 21600 21600 0 21600 0 0 Z N"/>
        </draw:custom-shape>
        <draw:custom-shape draw:style-name="gr155" draw:text-style-name="P5" draw:layer="layout" svg:width="2.032cm" svg:height="0.635cm" svg:x="0.508cm" svg:y="25.781cm">
          <text:p text:style-name="P3"><text:span text:style-name="T1">sNaN</text:span></text:p>
          <draw:enhanced-geometry svg:viewBox="0 0 21600 21600" draw:type="rectangle" draw:enhanced-path="M 0 0 L 21600 0 21600 21600 0 21600 0 0 Z N"/>
        </draw:custom-shape>
        <draw:custom-shape draw:style-name="gr156" draw:text-style-name="P5" draw:layer="layout" svg:width="2.032cm" svg:height="0.635cm" svg:x="2.54cm" svg:y="25.781cm">
          <text:p text:style-name="P3"><text:span text:style-name="T1">All typ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3:30:26</dc:date>
    <dc:creator>Yam </dc:creator>
    <meta:editing-duration>PT1H14M48S</meta:editing-duration>
    <meta:editing-cycles>44</meta:editing-cycles>
    <meta:generator>LibreOffice/3.5$Linux_x86 LibreOffice_project/350m1$Build-2</meta:generator>
    <meta:document-statistic meta:object-count="162"/>
  </office:meta>
</office:document-meta>
</file>